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left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7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pitch="fixed"/>
    </style:style>
    <style:style style:name="P5" style:family="paragraph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family="'DejaVu Sans Mono'" style:font-pitch="fixe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DejaVu Sans Mono'" style:font-pitch="fixed"/>
    </style:style>
    <style:style style:name="T3" style:family="text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DejaVu Sans Mono'" style:font-pitch="fixed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14cm" svg:height="9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9cm" svg:height="0.869cm" svg:x="0.114cm" svg:y="0.1cm">
          <draw:text-box>
            <text:p><text:span text:style-name="T1">Funktion</text:span></text:p>
          </draw:text-box>
        </draw:frame>
        <draw:custom-shape draw:style-name="gr3" draw:text-style-name="P4" draw:layer="layout" svg:width="5.014cm" svg:height="0.5cm" svg:x="0.35cm" svg:y="1.6cm">
          <text:p text:style-name="P3"><text:span text:style-name="T2">lerp</text:span></text:p>
          <draw:enhanced-geometry svg:viewBox="0 0 21600 21600" draw:type="rectangle" draw:enhanced-path="M 0 0 L 21600 0 21600 21600 0 21600 0 0 Z N"/>
        </draw:custom-shape>
        <draw:frame draw:style-name="gr4" draw:layer="layout" svg:width="3.999cm" svg:height="0.78cm" svg:x="0.115cm" svg:y="2.1cm">
          <draw:text-box>
            <text:p>Eingabeparameter</text:p>
          </draw:text-box>
        </draw:frame>
        <draw:custom-shape draw:style-name="gr3" draw:text-style-name="P4" draw:layer="layout" svg:width="5cm" svg:height="1.5cm" svg:x="0.364cm" svg:y="2.85cm">
          <text:p text:style-name="P3"><text:span text:style-name="T2">1. float ↦ a</text:span></text:p>
          <text:p text:style-name="P3"><text:span text:style-name="T2">2. float ↦ b</text:span></text:p>
          <text:p text:style-name="P3"><text:span text:style-name="T2">3. float ↦ fa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2.25cm" svg:x="0.364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183cm" svg:height="0.78cm" svg:x="0.181cm" svg:y="5.82cm">
          <draw:text-box>
            <text:p><text:span text:style-name="T3">Sequenz</text:span></text:p>
          </draw:text-box>
        </draw:frame>
        <draw:custom-shape draw:style-name="gr6" draw:text-style-name="P1" draw:layer="layout" svg:width="2.25cm" svg:height="1.75cm" svg:x="2.864cm" svg:y="6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5cm" svg:height="1.576cm" svg:x="0.614cm" svg:y="6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5cm" svg:height="1.5cm" svg:x="0.864cm" svg:y="7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117cm" svg:height="0.78cm" svg:x="0.115cm" svg:y="4.35cm">
          <draw:text-box>
            <text:p>Ausgabeparameter</text:p>
          </draw:text-box>
        </draw:frame>
        <draw:custom-shape draw:style-name="gr7" draw:text-style-name="P6" draw:layer="layout" svg:width="5cm" svg:height="0.75cm" svg:x="0.364cm" svg:y="5.1cm">
          <text:p text:style-name="P1"><text:span text:style-name="T2">float </text:span><text:span text:style-name="T4">&lt;Rückgabe&gt;</text:span></text:p>
          <draw:enhanced-geometry svg:viewBox="0 0 21600 21600" draw:type="rectangle" draw:enhanced-path="M 0 0 L 21600 0 21600 21600 0 21600 0 0 Z N"/>
        </draw:custom-shape>
        <draw:frame draw:style-name="gr8" draw:layer="layout" svg:width="5.391cm" svg:height="0.78cm" svg:x="0.1cm" svg:y="0.82cm">
          <draw:text-box>
            <text:p>Bezeichn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7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30:27</meta:creation-date>
    <dc:date>2010-12-30T19:46:32</dc:date>
    <meta:editing-duration>PT00H09M21S</meta:editing-duration>
    <meta:editing-cycles>4</meta:editing-cycles>
    <meta:generator>OpenOffice.org/3.2$Unix OpenOffice.org_project/320m19$Build-9505</meta:generator>
    <meta:document-statistic meta:object-count="13"/>
  </office:meta>
</office:document-meta>
</file>